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Subtitle"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Subtitle"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Subtitle" style:family="paragraph">
      <style:text-properties fo:language="en" fo:country="US"/>
    </style:style>
    <style:style style:name="P14" style:parent-style-name="Normal" style:family="paragraph">
      <style:text-properties fo:language="en" fo:country="US"/>
    </style:style>
    <style:style style:name="P15" style:parent-style-name="Subtitle" style:family="paragraph">
      <style:text-properties fo:language="en" fo:country="US"/>
    </style:style>
    <style:style style:name="P16" style:parent-style-name="Normal" style:family="paragraph">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office:automatic-styles>
  <office:body>
    <office:text text:use-soft-page-breaks="true">
      <text:p text:style-name="P1">2 Literature Review</text:p>
      <text:p text:style-name="P2">After extensive internet research it becomes clear that only one kind of a comparable published</text:p>
      <text:p text:style-name="P3">autonomous drone project exists, one with a flight controller (Fc) from the Pixhawk family of Fcs</text:p>
      <text:p text:style-name="P4">in connection to a Raspberry Pi [11, 21, 59]. However, it is clear that there are many underground</text:p>
      <text:p text:style-name="P5">drone laboratories in the Ukraine war, which do not publish their advances in drone technologies</text:p>
      <text:p text:style-name="P6">due to the risk of being bombed by their own inventions. Additionally, there are many large firms,</text:p>
      <text:p text:style-name="P7">like Amazon, that are trying to deliver their packages by drones [26].</text:p>
      <text:p text:style-name="P8"/>
      <text:p text:style-name="P9">4 Results</text:p>
      <text:p text:style-name="P10">The various test flights showed promising results. The drone followed the path from the coordinates.txt file, which was the main goal of this Matura paper. The different trials showed also, how<text:s/>much one or two parameters already influence the capability of the drone to fly.<text:s/></text:p>
      <text:p text:style-name="P11">Another challenge was integrating the different software components, which are not transparent<text:s/>and sometimes outdated. The software components often conflicted during drone takeoff, with one<text:s/>allowing flight while another prevented it. This also shows the difficulty of software integration,<text:s/>which is a tedious and time expensive task.</text:p>
      <text:p text:style-name="P12">This Matura paper also shows how important a log file is for an autonomous system, because once<text:s/>the system takes control, it is impossible to know what is happening and without the data provided<text:s/>by a log file one can also not improve the system.</text:p>
      <text:p text:style-name="P13">5 Discussion and Outlook</text:p>
      <text:p text:style-name="P14">It should be noted that the built drone is only a proof of concept and requires further testing and<text:s/>tuning to reach full maturity. Additionally, a (infrared) camera can be added to the Raspberry<text:s/>Pi. Due to the nature of the Raspberry Pi being a fully functioning computer, unlike an Arduino,<text:s/>the pictures taken by the camera could be processed directly onboard for tasks such as image<text:s/>recognition. This would be straight-forward, because it is already integrated into the in Raspberry<text:s/>Pi.</text:p>
      <text:p text:style-name="P15">6 Conclusion</text:p>
      <text:p text:style-name="P16">A general problem in the development process was that the development location at home lacked<text:s/>both a GPS connection and space to test the drone. At home, there was enough space for a<text:s/>soldering/work station to assemble the drone and my 3D printer was also nearby. This came in<text:s/>handy when I misplaced the screw holes in the first iteration of the LowerPiMount and needed to<text:s/>print the revised part again. However, the trips to another location for testing were time-consuming<text:s/>because every time the drone needed to be tested the entire setup -including the laptop- was packed<text:s/>into a bag, moved to the location, and reassembled.</text:p>
      <text:soft-page-break/>
      <text:p text:style-name="Normal"><text:span text:style-name="T17">The entire project was interesting, and I learned a lot -from sourcing parts to soldering to codingbut</text:span><text:span text:style-name="T18"><text:s/></text:span><text:span text:style-name="T19">it was also exhausting and sometimes even nerve-racking. It was not entirely sure if the drone</text:span><text:span text:style-name="T20"><text:s/></text:span><text:span text:style-name="T21">would even fly at some point. However, I was quite relieved when it finally d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de" fo:country="CH"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de" fo:country="CH"/>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de" fo:country="CH"/>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de" fo:country="CH"/>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de" fo:country="CH"/>
    </style:style>
    <style:style style:name="Heading5Char" style:display-name="Heading 5 Char" style:family="text" style:parent-style-name="DefaultParagraphFont">
      <style:text-properties style:font-name-asian="Times New Roman" style:font-name-complex="Times New Roman" fo:color="#0F4761" fo:language="de" fo:country="CH"/>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de" fo:country="CH"/>
    </style:style>
    <style:style style:name="Heading7Char" style:display-name="Heading 7 Char" style:family="text" style:parent-style-name="DefaultParagraphFont">
      <style:text-properties style:font-name-asian="Times New Roman" style:font-name-complex="Times New Roman" fo:color="#595959" fo:language="de" fo:country="CH"/>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de" fo:country="CH"/>
    </style:style>
    <style:style style:name="Heading9Char" style:display-name="Heading 9 Char" style:family="text" style:parent-style-name="DefaultParagraphFont">
      <style:text-properties style:font-name-asian="Times New Roman" style:font-name-complex="Times New Roman" fo:color="#272727" fo:language="de" fo:country="CH"/>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de" fo:country="CH"/>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de" fo:country="CH"/>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de" fo:country="CH"/>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de" fo:country="CH"/>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uar</meta:initial-creator>
    <dc:creator>eduar</dc:creator>
    <meta:creation-date>2025-01-04T18:54:00Z</meta:creation-date>
    <dc:date>2025-01-04T18:57:00Z</dc:date>
    <meta:template xlink:href="Normal.dotm" xlink:type="simple"/>
    <meta:editing-cycles>1</meta:editing-cycles>
    <meta:editing-duration>PT0S</meta:editing-duration>
    <meta:document-statistic meta:page-count="2" meta:paragraph-count="5" meta:word-count="429" meta:character-count="2874" meta:row-count="20" meta:non-whitespace-character-count="2450"/>
  </office:meta>
</office:document-meta>
</file>